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279" officeooo:paragraph-rsid="00027279"/>
    </style:style>
    <style:style style:name="P2" style:family="paragraph" style:parent-style-name="Standard" style:list-style-name="L1">
      <style:text-properties officeooo:rsid="00027279" officeooo:paragraph-rsid="00027279"/>
    </style:style>
    <style:style style:name="P3" style:family="paragraph" style:parent-style-name="Standard" style:list-style-name="L1">
      <style:text-properties officeooo:paragraph-rsid="00027279"/>
    </style:style>
    <style:style style:name="P4" style:family="paragraph" style:parent-style-name="Standard" style:list-style-name="L1">
      <style:text-properties officeooo:rsid="000310c6" officeooo:paragraph-rsid="000310c6"/>
    </style:style>
    <style:style style:name="P5" style:family="paragraph" style:parent-style-name="Standard" style:list-style-name="L1">
      <style:text-properties officeooo:rsid="000310c6" officeooo:paragraph-rsid="0005687e"/>
    </style:style>
    <style:style style:name="P6" style:family="paragraph" style:parent-style-name="Standard" style:list-style-name="L1">
      <style:text-properties officeooo:rsid="0004c361" officeooo:paragraph-rsid="0004c361"/>
    </style:style>
    <style:style style:name="P7" style:family="paragraph" style:parent-style-name="Standard" style:list-style-name="L1">
      <style:text-properties officeooo:rsid="0004c361" officeooo:paragraph-rsid="0005687e"/>
    </style:style>
    <style:style style:name="P8" style:family="paragraph" style:parent-style-name="Standard" style:list-style-name="L1">
      <style:text-properties officeooo:rsid="0005687e" officeooo:paragraph-rsid="0005687e"/>
    </style:style>
    <style:style style:name="P9" style:family="paragraph" style:parent-style-name="Standard" style:list-style-name="L1">
      <style:text-properties officeooo:rsid="0006cdeb" officeooo:paragraph-rsid="0006cdeb"/>
    </style:style>
    <style:style style:name="T1" style:family="text">
      <style:text-properties officeooo:rsid="000272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yft Recordkeeper Requirements</text:p>
      <text:p text:style-name="P1"/>
      <text:list xml:id="list1106491786" text:style-name="L1">
        <text:list-item>
          <text:p text:style-name="P3"><text:span text:style-name="T1">Enter a new expense</text:span></text:p>
          <text:list>
            <text:list-item>
              <text:p text:style-name="P2">Date</text:p>
            </text:list-item>
            <text:list-item>
              <text:p text:style-name="P2">Amount in USD</text:p>
            </text:list-item>
            <text:list-item>
              <text:p text:style-name="P2">Types</text:p>
              <text:list>
                <text:list-item>
                  <text:p text:style-name="P2">Gas</text:p>
                  <text:list>
                    <text:list-item>
                      <text:p text:style-name="P2">Price/Gallon</text:p>
                    </text:list-item>
                  </text:list>
                </text:list-item>
                <text:list-item>
                  <text:p text:style-name="P2">Car Wash/Detail</text:p>
                </text:list-item>
                <text:list-item>
                  <text:p text:style-name="P2">Equipment Purchase</text:p>
                  <text:list>
                    <text:list-item>
                      <text:p text:style-name="P2">List of purchases and Price</text:p>
                    </text:list-item>
                  </text:list>
                </text:list-item>
                <text:list-item>
                  <text:p text:style-name="P2">Car Insurance</text:p>
                  <text:list>
                    <text:list-item>
                      <text:p text:style-name="P2">Name of insurer</text:p>
                    </text:list-item>
                  </text:list>
                </text:list-item>
                <text:list-item>
                  <text:p text:style-name="P2">Health Insurance</text:p>
                  <text:list>
                    <text:list-item>
                      <text:p text:style-name="P2">Name of insurer</text:p>
                    </text:list-item>
                  </text:list>
                </text:list-item>
                <text:list-item>
                  <text:p text:style-name="P2">Interest Paid on Auto Loan</text:p>
                  <text:list>
                    <text:list-item>
                      <text:p text:style-name="P2">Loan holder name</text:p>
                    </text:list-item>
                  </text:list>
                </text:list-item>
                <text:list-item>
                  <text:p text:style-name="P2">Tolls</text:p>
                </text:list-item>
                <text:list-item>
                  <text:p text:style-name="P6">Phone Bill</text:p>
                  <text:list>
                    <text:list-item>
                      <text:p text:style-name="P6">Carrier</text:p>
                    </text:list-item>
                  </text:list>
                </text:list-item>
                <text:list-item>
                  <text:p text:style-name="P2">Rental Fees</text:p>
                </text:list-item>
                <text:list-item>
                  <text:p text:style-name="P2">Express Pay Fees</text:p>
                </text:list-item>
                <text:list-item>
                  <text:p text:style-name="P2">Lyft Platform Fees</text:p>
                </text:list-item>
              </text:list>
            </text:list-item>
            <text:list-item>
              <text:p text:style-name="P2">Location</text:p>
              <text:list>
                <text:list-item>
                  <text:p text:style-name="P2">Name of Location</text:p>
                </text:list-item>
                <text:list-item>
                  <text:p text:style-name="P2">Address</text:p>
                </text:list-item>
              </text:list>
            </text:list-item>
            <text:list-item>
              <text:p text:style-name="P2">Notes</text:p>
            </text:list-item>
          </text:list>
        </text:list-item>
        <text:list-item>
          <text:p text:style-name="P5">View Expenses</text:p>
          <text:list>
            <text:list-item>
              <text:p text:style-name="P5">Filter Expenses</text:p>
              <text:list>
                <text:list-item>
                  <text:p text:style-name="P5">Date</text:p>
                </text:list-item>
                <text:list-item>
                  <text:p text:style-name="P5">Type</text:p>
                </text:list-item>
                <text:list-item>
                  <text:p text:style-name="P5">Location</text:p>
                </text:list-item>
              </text:list>
            </text:list-item>
            <text:list-item>
              <text:p text:style-name="P7">Sort Expenses</text:p>
              <text:list>
                <text:list-item>
                  <text:p text:style-name="P7">Date</text:p>
                </text:list-item>
                <text:list-item>
                  <text:p text:style-name="P7">Type</text:p>
                </text:list-item>
                <text:list-item>
                  <text:p text:style-name="P7">Location</text:p>
                </text:list-item>
                <text:list-item>
                  <text:p text:style-name="P7">Amount</text:p>
                  <text:list>
                    <text:list-item>
                      <text:p text:style-name="P7">Price/Gallon</text:p>
                    </text:list-item>
                  </text:list>
                </text:list-item>
              </text:list>
            </text:list-item>
            <text:list-item>
              <text:p text:style-name="P7">Search Expenses</text:p>
            </text:list-item>
          </text:list>
        </text:list-item>
        <text:list-item>
          <text:p text:style-name="P4">Miles</text:p>
          <text:list>
            <text:list-item>
              <text:p text:style-name="P9">Date</text:p>
            </text:list-item>
            <text:list-item>
              <text:p text:style-name="P9">Vehicle</text:p>
              <text:list>
                <text:list-item>
                  <text:p text:style-name="P9">Set Default Vehicle</text:p>
                </text:list-item>
              </text:list>
            </text:list-item>
            <text:list-item>
              <text:p text:style-name="P4">Miles In</text:p>
            </text:list-item>
            <text:list-item>
              <text:p text:style-name="P4">Miles Out</text:p>
            </text:list-item>
            <text:list-item>
              <text:p text:style-name="P8">Report Back Miles Driven</text:p>
            </text:list-item>
            <text:list-item>
              <text:p text:style-name="P9">Calculate Depreci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44:05.574906724</meta:creation-date>
    <dc:date>2019-01-24T19:02:45.609118092</dc:date>
    <meta:editing-duration>PT18M3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136" meta:character-count="599" meta:non-whitespace-character-count="554"/>
  </office:meta>
</office:document-meta>
</file>